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OutputIntent.setSubtype( String sub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getOutpu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setInfo(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setRegistryName( String regist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getRegist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setOutputConditionIdentifier( String outputCondition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getOutputCondition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setOutputCondition( String output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getDestOutpu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setDestOutputProfile( PDFICCStream destOutput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OutputIntent.toPDF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